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style:font-name="Segoe UI" fo:font-size="13pt" fo:font-weight="normal" style:font-name-asian="Segoe UI" style:font-size-asian="13pt" style:font-weight-asian="normal" style:font-name-complex="Segoe UI" style:font-size-complex="13pt" style:font-weight-complex="normal"/>
    </style:style>
    <style:style style:name="T2" style:family="text">
      <style:text-properties fo:color="#000000" style:font-name="Segoe UI" fo:font-size="20pt" fo:font-weight="normal" style:font-name-asian="Segoe UI" style:font-size-asian="20pt" style:font-weight-asian="normal" style:font-name-complex="Segoe UI" style:font-size-complex="20pt" style:font-weight-complex="normal"/>
    </style:style>
    <style:style style:name="T3" style:family="text">
      <style:text-properties fo:color="#000000" style:font-name="Segoe UI" fo:font-size="20pt" style:text-underline-style="solid" style:text-underline-width="auto" style:text-underline-color="font-color" fo:font-weight="bold" style:font-name-asian="Segoe UI" style:font-size-asian="20pt" style:font-weight-asian="bold" style:font-name-complex="Segoe UI" style:font-size-complex="20pt" style:font-weight-complex="bold"/>
    </style:style>
    <style:style style:name="T4" style:family="text">
      <style:text-properties fo:color="#000000" style:font-name="Segoe UI" fo:font-size="20pt" style:text-underline-style="none" fo:font-weight="normal" style:font-name-asian="Segoe UI" style:font-size-asian="20pt" style:font-weight-asian="normal" style:font-name-complex="Segoe UI" style:font-size-complex="20pt" style:font-weight-complex="normal"/>
    </style:style>
    <style:style style:name="T5" style:family="text">
      <style:text-properties fo:color="#000000" style:font-name="Segoe UI" fo:font-size="20pt" style:text-underline-style="none" style:font-name-asian="Segoe UI" style:font-size-asian="20pt" style:font-name-complex="Segoe UI" style:font-size-complex="20pt"/>
    </style:style>
    <style:style style:name="T6" style:family="text">
      <style:text-properties fo:color="#000000" style:font-name="Segoe UI" style:text-underline-style="none" style:font-name-asian="Segoe UI" style:font-name-complex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</text:p>
      <text:p text:style-name="P1"/>
      <text:p text:style-name="P1">The problem of sin. Sin is such a strange word. </text:p>
      <text:p text:style-name="P1">It says in my Bible that</text:p>
      <text:p text:style-name="P1"/>
      <text:p text:style-name="P1"><text:span text:style-name="T1">1Jo 3:4</text:span><text:span text:style-name="T2"> <text:s/>Whosoever committeth sin transgresseth also the law: for sin is the </text:span><text:span text:style-name="T3">transgression</text:span><text:span text:style-name="T4"> of the law.</text:span></text:p>
      <text:p text:style-name="P1"><text:span text:style-name="T4"/></text:p>
      <text:p text:style-name="P1"><text:span text:style-name="T4">Now I am probably on my own with this interpretation of the above verse,ie …..sin is here defined as being a transgression(violation,breaking of) the law. What law? The law of God as given to Moses I would hazard a guess. </text:span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4T10:50:53.08</meta:creation-date>
    <dc:date>2024-11-24T11:24:45.40</dc:date>
    <meta:editing-duration>PT33M5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5" meta:word-count="74" meta:character-count="399"/>
  </office:meta>
</office:document-meta>
</file>